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M2.5</text:p>
          </table:table-cell>
          <table:table-cell table:number-columns-repeated="6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M1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O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ox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O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H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MH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D_HR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D_DIREC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D_SPE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S_H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MB_TEMP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INFALL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0344" calcext:value-type="float">
            <text:p>160344</text:p>
          </table:table-cell>
          <table:table-cell office:value-type="float" office:value="162571" calcext:value-type="float">
            <text:p>162571</text:p>
          </table:table-cell>
          <table:table-cell office:value-type="float" office:value="159513" calcext:value-type="float">
            <text:p>159513</text:p>
          </table:table-cell>
          <table:table-cell office:value-type="float" office:value="160183" calcext:value-type="float">
            <text:p>160183</text:p>
          </table:table-cell>
          <table:table-cell office:value-type="float" office:value="162257" calcext:value-type="float">
            <text:p>162257</text:p>
          </table:table-cell>
          <table:table-cell office:value-type="float" office:value="162101" calcext:value-type="float">
            <text:p>162101</text:p>
          </table:table-cell>
          <table:table-cell office:value-type="float" office:value="13445" calcext:value-type="float">
            <text:p>13445</text:p>
          </table:table-cell>
        </table:table-row>
        <table:table-row table:style-name="ro1">
          <table:table-cell office:value-type="string" calcext:value-type="string">
            <text:p>RMSE</text:p>
          </table:table-cell>
          <table:table-cell office:value-type="float" office:value="6.2689" calcext:value-type="float">
            <text:p>6.2689</text:p>
          </table:table-cell>
          <table:table-cell office:value-type="float" office:value="6.3124" calcext:value-type="float">
            <text:p>6.3124</text:p>
          </table:table-cell>
          <table:table-cell office:value-type="float" office:value="6.2527" calcext:value-type="float">
            <text:p>6.2527</text:p>
          </table:table-cell>
          <table:table-cell office:value-type="float" office:value="6.2658" calcext:value-type="float">
            <text:p>6.2658</text:p>
          </table:table-cell>
          <table:table-cell office:value-type="float" office:value="6.3062" calcext:value-type="float">
            <text:p>6.3062</text:p>
          </table:table-cell>
          <table:table-cell office:value-type="float" office:value="6.3032" calcext:value-type="float">
            <text:p>6.3032</text:p>
          </table:table-cell>
          <table:table-cell office:value-type="float" office:value="6.1111" calcext:value-type="float">
            <text:p>6.1111</text:p>
          </table:table-cell>
        </table:table-row>
        <table:table-row table:style-name="ro1">
          <table:table-cell office:value-type="string" calcext:value-type="string">
            <text:p>ans</text:p>
          </table:table-cell>
          <table:table-cell office:value-type="float" office:value="6.544" calcext:value-type="float">
            <text:p>6.544</text:p>
          </table:table-cell>
          <table:table-cell office:value-type="float" office:value="6.5404" calcext:value-type="float">
            <text:p>6.5404</text:p>
          </table:table-cell>
          <table:table-cell office:value-type="float" office:value="6.576" calcext:value-type="float">
            <text:p>6.576</text:p>
          </table:table-cell>
          <table:table-cell office:value-type="float" office:value="6.532" calcext:value-type="float">
            <text:p>6.532</text:p>
          </table:table-cell>
          <table:table-cell office:value-type="float" office:value="6.5214" calcext:value-type="float">
            <text:p>6.5214</text:p>
          </table:table-cell>
          <table:table-cell office:value-type="float" office:value="6.5333" calcext:value-type="float">
            <text:p>6.5333</text:p>
          </table:table-cell>
          <table:table-cell office:value-type="float" office:value="6.6376" calcext:value-type="float">
            <text:p>6.6376</text:p>
          </table:table-cell>
        </table:table-row>
        <table:table-row table:style-name="ro1">
          <table:table-cell office:value-type="string" calcext:value-type="string">
            <text:p>kaggl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01:13:31.6309368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o </meta:initial-creator>
    <meta:creation-date>2016-10-04T23:28:05.844953516</meta:creation-date>
    <dc:date>2016-10-05T03:18:48.585234274</dc:date>
    <dc:creator>Hao </dc:creator>
    <meta:editing-duration>PT52M12S</meta:editing-duration>
    <meta:editing-cycles>2</meta:editing-cycles>
    <meta:generator>LibreOffice/4.4.3.2$Linux_X86_64 LibreOffice_project/40m0$Build-2</meta:generator>
    <meta:document-statistic meta:table-count="1" meta:cell-count="169" meta:object-count="0"/>
  </office:meta>
</office:document-meta>
</file>